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4100000032E0B3CA7375A9B554B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498cm" svg:height="8.999cm" svg:x="2.285cm" svg:y="0.02cm">
          <draw:image xlink:href="Pictures/10000001000004100000032E0B3CA7375A9B554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4-25T07:29:34.468811924</dc:date>
    <meta:editing-duration>PT5M9S</meta:editing-duration>
    <meta:editing-cycles>5</meta:editing-cycles>
    <meta:generator>LibreOffice/7.5.1.2$MacOSX_AARCH64 LibreOffice_project/fcbaee479e84c6cd81291587d2ee68cba099e129</meta:generator>
    <meta:document-statistic meta:object-count="1"/>
  </office:meta>
</office:document-meta>
</file>